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T-Sectra-Book" svg:font-family="GT-Sectra-Book, 'Times New Roman', times, serif"/>
    <style:font-face style:name="GT-Sectra-Regular-Italic" svg:font-family="GT-Sectra-Regular-Italic, 'Times New Roman', times, serif"/>
    <style:font-face style:name="GT-Walsheim-Bold" svg:font-family="GT-Walsheim-Bold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.1563in" fo:margin-bottom="0in" loext:contextual-spacing="false" fo:orphans="2" fo:widows="2" fo:text-indent="0in" style:auto-text-indent="false"/>
    </style:style>
    <style:style style:name="P3" style:family="paragraph" style:parent-style-name="Quotations" style:list-style-name="L1">
      <style:paragraph-properties fo:margin-left="0.3937in" fo:margin-right="0.3937in" fo:margin-top="0.1043in" fo:margin-bottom="0.1563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4" style:family="paragraph" style:parent-style-name="Quotations" style:list-style-name="L2">
      <style:paragraph-properties fo:margin-left="0.3937in" fo:margin-right="0.3937in" fo:margin-top="0.1043in" fo:margin-bottom="0.1563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5" style:family="paragraph" style:parent-style-name="Quotations" style:list-style-name="L3">
      <style:paragraph-properties fo:margin-left="0.3937in" fo:margin-right="0.3937in" fo:margin-top="0.1043in" fo:margin-bottom="0.1563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6" style:family="paragraph" style:parent-style-name="Quotations" style:list-style-name="L4">
      <style:paragraph-properties fo:margin-left="0.3937in" fo:margin-right="0.3937in" fo:margin-top="0.1043in" fo:margin-bottom="0.1563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7" style:family="paragraph" style:parent-style-name="Quotations" style:list-style-name="L5">
      <style:paragraph-properties fo:margin-left="0.3937in" fo:margin-right="0.3937in" fo:margin-top="0.1043in" fo:margin-bottom="0.1563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8" style:family="paragraph" style:parent-style-name="Quotations" style:list-style-name="L6">
      <style:paragraph-properties fo:margin-left="0.3937in" fo:margin-right="0.3937in" fo:margin-top="0.1043in" fo:margin-bottom="0.1563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9" style:family="paragraph" style:parent-style-name="Quotations" style:list-style-name="L7">
      <style:paragraph-properties fo:margin-left="0.3937in" fo:margin-right="0.3937in" fo:margin-top="0.1043in" fo:margin-bottom="0.1563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10" style:family="paragraph" style:parent-style-name="Quotations" style:list-style-name="L8">
      <style:paragraph-properties fo:margin-left="0.3937in" fo:margin-right="0.3937in" fo:margin-top="0.1043in" fo:margin-bottom="0.1563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11" style:family="paragraph" style:parent-style-name="Quotations" style:list-style-name="L9">
      <style:paragraph-properties fo:margin-left="0.3937in" fo:margin-right="0.3937in" fo:margin-top="0.1043in" fo:margin-bottom="0.1563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12" style:family="paragraph" style:parent-style-name="Quotations" style:list-style-name="L10">
      <style:paragraph-properties fo:margin-left="0.3937in" fo:margin-right="0.3937in" fo:margin-top="0.1043in" fo:margin-bottom="0.1563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13" style:family="paragraph" style:parent-style-name="Quotations" style:list-style-name="L11">
      <style:paragraph-properties fo:margin-left="0.3937in" fo:margin-right="0.3937in" fo:margin-top="0.1043in" fo:margin-bottom="0.1563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14" style:family="paragraph" style:parent-style-name="Quotations" style:list-style-name="L1">
      <style:paragraph-properties fo:margin-top="0.1043in" fo:margin-bottom="0.1563in" loext:contextual-spacing="false" style:line-height-at-least="0.2709in" fo:orphans="2" fo:widows="2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15" style:family="paragraph" style:parent-style-name="Quotations" style:list-style-name="L2">
      <style:paragraph-properties fo:margin-top="0.1043in" fo:margin-bottom="0.1563in" loext:contextual-spacing="false" style:line-height-at-least="0.2709in" fo:orphans="2" fo:widows="2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16" style:family="paragraph" style:parent-style-name="Quotations" style:list-style-name="L3">
      <style:paragraph-properties fo:margin-top="0.1043in" fo:margin-bottom="0.1563in" loext:contextual-spacing="false" style:line-height-at-least="0.2709in" fo:orphans="2" fo:widows="2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17" style:family="paragraph" style:parent-style-name="Quotations" style:list-style-name="L4">
      <style:paragraph-properties fo:margin-top="0.1043in" fo:margin-bottom="0.1563in" loext:contextual-spacing="false" style:line-height-at-least="0.2709in" fo:orphans="2" fo:widows="2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18" style:family="paragraph" style:parent-style-name="Quotations" style:list-style-name="L5">
      <style:paragraph-properties fo:margin-top="0.1043in" fo:margin-bottom="0.1563in" loext:contextual-spacing="false" style:line-height-at-least="0.2709in" fo:orphans="2" fo:widows="2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19" style:family="paragraph" style:parent-style-name="Quotations" style:list-style-name="L6">
      <style:paragraph-properties fo:margin-top="0.1043in" fo:margin-bottom="0.1563in" loext:contextual-spacing="false" style:line-height-at-least="0.2709in" fo:orphans="2" fo:widows="2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20" style:family="paragraph" style:parent-style-name="Quotations" style:list-style-name="L7">
      <style:paragraph-properties fo:margin-top="0.1043in" fo:margin-bottom="0.1563in" loext:contextual-spacing="false" style:line-height-at-least="0.2709in" fo:orphans="2" fo:widows="2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21" style:family="paragraph" style:parent-style-name="Quotations" style:list-style-name="L8">
      <style:paragraph-properties fo:margin-top="0.1043in" fo:margin-bottom="0.1563in" loext:contextual-spacing="false" style:line-height-at-least="0.2709in" fo:orphans="2" fo:widows="2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22" style:family="paragraph" style:parent-style-name="Quotations" style:list-style-name="L9">
      <style:paragraph-properties fo:margin-top="0.1043in" fo:margin-bottom="0.1563in" loext:contextual-spacing="false" style:line-height-at-least="0.2709in" fo:orphans="2" fo:widows="2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23" style:family="paragraph" style:parent-style-name="Quotations" style:list-style-name="L10">
      <style:paragraph-properties fo:margin-top="0.1043in" fo:margin-bottom="0.1563in" loext:contextual-spacing="false" style:line-height-at-least="0.2709in" fo:orphans="2" fo:widows="2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24" style:family="paragraph" style:parent-style-name="Quotations" style:list-style-name="L11">
      <style:paragraph-properties fo:margin-top="0.1043in" fo:margin-bottom="0.1563in" loext:contextual-spacing="false" style:line-height-at-least="0.2709in" fo:orphans="2" fo:widows="2" fo:padding="0in" fo:border="none"/>
      <style:text-properties fo:font-variant="normal" fo:text-transform="none" fo:color="#333333" style:font-name="GT-Sectra-Book" fo:font-size="13.5pt" fo:letter-spacing="normal" fo:font-style="normal" fo:font-weight="normal"/>
    </style:style>
    <style:style style:name="P25" style:family="paragraph" style:parent-style-name="Heading_20_2">
      <style:text-properties fo:font-variant="normal" fo:text-transform="none" fo:color="#000000" style:font-name="GT-Walsheim-Bold" fo:font-size="18pt" fo:letter-spacing="normal" fo:font-style="normal" fo:font-weight="bold"/>
    </style:style>
    <style:style style:name="P26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GT-Walsheim-Bold" fo:font-size="18pt" fo:letter-spacing="normal" fo:font-style="normal" fo:font-weight="bold"/>
    </style:style>
    <style:style style:name="T1" style:family="text">
      <style:text-properties fo:color="#333333" style:font-name="GT-Sectra-Book" fo:font-size="13.5pt" fo:font-weight="normal"/>
    </style:style>
    <style:style style:name="T2" style:family="text">
      <style:text-properties fo:font-variant="normal" fo:text-transform="none" fo:color="#333333" style:font-name="GT-Sectra-Book" fo:font-size="13.5pt" fo:letter-spacing="normal" fo:font-style="normal" fo:font-weight="normal"/>
    </style:style>
    <style:style style:name="T3" style:family="text">
      <style:text-properties fo:font-variant="normal" fo:text-transform="none" fo:color="#333333" style:font-name="GT-Sectra-Regular-Italic" fo:font-size="13.5pt" fo:letter-spacing="normal" fo:font-style="normal" fo:font-weight="normal"/>
    </style:style>
    <style:style style:name="T4" style:family="text">
      <style:text-properties fo:font-variant="normal" fo:text-transform="none" fo:color="#ff6a35" style:text-line-through-style="none" style:text-line-through-type="none" style:font-name="GT-Sectra-Book" fo:font-size="13.5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2"><text:span text:style-name="T1">Plank Ups</text:span></text:h>
      <text:list xml:id="list4578101117517873949" text:style-name="L1">
        <text:list-item>
          <text:p text:style-name="P3">Start in high plank. Bend one arm to bring your elbow and your forearm to the floor.</text:p>
        </text:list-item>
        <text:list-item>
          <text:p text:style-name="P14">Bring the other arm down so you are in a forearm plank.</text:p>
        </text:list-item>
        <text:list-item>
          <text:p text:style-name="P14">Push back up to the start position, placing each hand where your elbows were.</text:p>
        </text:list-item>
        <text:list-item>
          <text:p text:style-name="P14">Repeat this movement, alternating which side you lower first with each rep.</text:p>
        </text:list-item>
      </text:list>
      <text:p text:style-name="P1"><text:span text:style-name="T2"/></text:p>
      <text:h text:style-name="P25" text:outline-level="2">Inchworm</text:h>
      <text:list xml:id="list4607697890694082652" text:style-name="L2">
        <text:list-item>
          <text:p text:style-name="P4">Start standing with feet hip-width apart. Hinge forward at your hips and place your palms on the mat. You can bend your knees if needed to get your palms flat on the floor.</text:p>
        </text:list-item>
        <text:list-item>
          <text:p text:style-name="P15">Walk your hands forward so that you’re in high plank. Your shoulders should be stacked directly above your wrists.</text:p>
        </text:list-item>
        <text:list-item>
          <text:p text:style-name="P15">For an extra challenge, add a push-up.</text:p>
        </text:list-item>
        <text:list-item>
          <text:p text:style-name="P15">Walk your hands back toward feet and stand up.</text:p>
        </text:list-item>
      </text:list>
      <text:p text:style-name="Standard"/>
      <text:h text:style-name="P25" text:outline-level="2">Push-Up</text:h>
      <text:list xml:id="list2950168843211341583" text:style-name="L3">
        <text:list-item>
          <text:p text:style-name="P5">Start in high plank with your shoulders above your wrists and your spine long.</text:p>
        </text:list-item>
        <text:list-item>
          <text:p text:style-name="P16">Bend your elbows and lower your body to the mat.</text:p>
        </text:list-item>
        <text:list-item>
          <text:p text:style-name="P16"><text:soft-page-break/>Push through the palms of your hands to straighten your arms.</text:p>
        </text:list-item>
        <text:list-item>
          <text:p text:style-name="P16">Drop to your knees if this is too challenging.</text:p>
        </text:list-item>
      </text:list>
      <text:p text:style-name="Standard"/>
      <text:h text:style-name="P25" text:outline-level="2">Triceps Dips</text:h>
      <text:list xml:id="list8335158113248664314" text:style-name="L4">
        <text:list-item>
          <text:p text:style-name="P6">Sit on the ground with your legs in front and your back up against a box or step. Place your palms on the box or step behind you, fingers facing toward your body.</text:p>
        </text:list-item>
        <text:list-item>
          <text:p text:style-name="P17">Straighten your arms to lift your legs and butt off the ground, then bend your elbows to lower back down (without letting your butt touch the ground).</text:p>
        </text:list-item>
        <text:list-item>
          <text:p text:style-name="P17">Keep your heels on the ground, and make sure you keep your elbows directly behind your body during this exercise.</text:p>
        </text:list-item>
      </text:list>
      <text:p text:style-name="Standard"/>
      <text:h text:style-name="P25" text:outline-level="2">Plank Taps</text:h>
      <text:list xml:id="list1881292476915095544" text:style-name="L5">
        <text:list-item>
          <text:p text:style-name="P7">Start in high plank with your feet hip-distance apart.</text:p>
        </text:list-item>
        <text:list-item>
          <text:p text:style-name="P18">Then tap your left hand to your right shoulder while engaging your core and glutes to keep your hips as still as possible.</text:p>
        </text:list-item>
        <text:list-item>
          <text:p text:style-name="P18">Continue, alternating sides.</text:p>
        </text:list-item>
      </text:list>
      <text:p text:style-name="Standard"/>
      <text:h text:style-name="P25" text:outline-level="2">Lateral Plank Walks</text:h>
      <text:list xml:id="list5227132195722558235" text:style-name="L6">
        <text:list-item>
          <text:p text:style-name="P8">Start in high plank with your shoulders above your wrists and abs tight.</text:p>
        </text:list-item>
        <text:list-item>
          <text:p text:style-name="P19"><text:soft-page-break/>Step your right foot and your right hand to right side immediately following with your left foot and your left hand. Take a few "steps" in one direction, then walk in the opposite direction.</text:p>
        </text:list-item>
      </text:list>
      <text:h text:style-name="P25" text:outline-level="2">Diamond Push-Up</text:h>
      <text:list xml:id="list5646524718680251693" text:style-name="L7">
        <text:list-item>
          <text:p text:style-name="P9">Start in high plank.</text:p>
        </text:list-item>
        <text:list-item>
          <text:p text:style-name="P20">Walk your hands together so that your thumbs and forefingers form a triangle.</text:p>
        </text:list-item>
        <text:list-item>
          <text:p text:style-name="P20">Bend your elbows to lower your torso toward the ground to do a complete push-up.</text:p>
        </text:list-item>
      </text:list>
      <text:h text:style-name="P25" text:outline-level="2">Modified Diamond Push-Up</text:h>
      <text:list xml:id="list5673460094628705532" text:style-name="L8">
        <text:list-item>
          <text:p text:style-name="P10">Start in high plank, then walk your hands together so that your thumbs and forefingers form a triangle.</text:p>
        </text:list-item>
        <text:list-item>
          <text:p text:style-name="P21">Drop to your knees, rolling to the top of your knees to protect your knee caps.</text:p>
        </text:list-item>
        <text:list-item>
          <text:p text:style-name="P21">Bend your elbows to lower your torso toward the ground to do a complete push-up.</text:p>
        </text:list-item>
      </text:list>
      <text:h text:style-name="P25" text:outline-level="2">Elevated Push-Up</text:h>
      <text:list xml:id="list2452403485019928008" text:style-name="L9">
        <text:list-item>
          <text:p text:style-name="P11">Start in high plank with your hands resting on a low box, bench, step, or couch.</text:p>
        </text:list-item>
        <text:list-item>
          <text:p text:style-name="P22">Keeping your elbows close to your torso, bend your arms and lower your chest to meet the top of the box.</text:p>
        </text:list-item>
        <text:list-item>
          <text:p text:style-name="P22"><text:soft-page-break/>Be sure to keep your core tight and spine long. Then, push through your palms to straighten arms.</text:p>
        </text:list-item>
      </text:list>
      <text:h text:style-name="P25" text:outline-level="2">Plank Jacks</text:h>
      <text:list xml:id="list5935320245447705385" text:style-name="L10">
        <text:list-item>
          <text:p text:style-name="P12">Start in high plank.</text:p>
        </text:list-item>
        <text:list-item>
          <text:p text:style-name="P23">Keeping your core engaged, jump your feet out and in (like jumping jacks).</text:p>
        </text:list-item>
        <text:list-item>
          <text:p text:style-name="P23">If your wrists bother you, try this move on your forearms.</text:p>
        </text:list-item>
      </text:list>
      <text:h text:style-name="P25" text:outline-level="2">Burpee With Push-Up</text:h>
      <text:list xml:id="list267774231754230485" text:style-name="L11">
        <text:list-item>
          <text:p text:style-name="P13">Start standing with your feet hip-distance apart and bring your palms to the floor.</text:p>
        </text:list-item>
        <text:list-item>
          <text:p text:style-name="P24">Jump your feet back so that you are in high plank, keeping your core tight and your hips lifted.</text:p>
        </text:list-item>
        <text:list-item>
          <text:p text:style-name="P24">Bend your elbows and lower yourself into a push-up, then push back up into high plank.</text:p>
        </text:list-item>
        <text:list-item>
          <text:p text:style-name="P24">Now jump your feet to the outside of your hands. As you stand up, explode up and jump as high as you can, bringing your arms overhea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T-Sectra-Book" svg:font-family="GT-Sectra-Book, 'Times New Roman', times, serif"/>
    <style:font-face style:name="GT-Sectra-Regular-Italic" svg:font-family="GT-Sectra-Regular-Italic, 'Times New Roman', times, serif"/>
    <style:font-face style:name="GT-Walsheim-Bold" svg:font-family="GT-Walsheim-Bold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6:58:31.628946743</meta:creation-date>
    <dc:date>2017-05-29T17:06:06.474376028</dc:date>
    <meta:editing-duration>PT7M35S</meta:editing-duration>
    <meta:editing-cycles>1</meta:editing-cycles>
    <meta:document-statistic meta:table-count="0" meta:image-count="0" meta:object-count="0" meta:page-count="4" meta:paragraph-count="47" meta:word-count="628" meta:character-count="3242" meta:non-whitespace-character-count="2697"/>
    <meta:generator>LibreOffice/5.1.6.2$Linux_X86_64 LibreOffice_project/10m0$Build-2</meta:generator>
  </office:meta>
</office:document-meta>
</file>